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a68e" officeooo:paragraph-rsid="001ea68e"/>
    </style:style>
    <style:style style:name="P2" style:family="paragraph" style:parent-style-name="Standard">
      <style:paragraph-properties fo:text-align="start" style:justify-single-word="false"/>
      <style:text-properties fo:font-size="12pt" fo:font-weight="normal" officeooo:rsid="001ea68e" officeooo:paragraph-rsid="001ea68e" fo:background-color="#ffff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a68e" officeooo:paragraph-rsid="001f01ce" fo:background-color="#ffff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01ce" officeooo:paragraph-rsid="001f01ce" fo:background-color="#ffff0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05231" officeooo:paragraph-rsid="00205231" fo:background-color="#ffff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89f5" officeooo:paragraph-rsid="002089f5" fo:background-color="#ffff0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ea68e" officeooo:paragraph-rsid="001ea68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normal" fo:font-weight="normal" officeooo:rsid="001ea68e" officeooo:paragraph-rsid="001ea68e" fo:background-color="#ffff00"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weight="normal" officeooo:rsid="001ea68e" officeooo:paragraph-rsid="0023e123" fo:background-color="#ffff0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e123" officeooo:paragraph-rsid="0023e123" fo:background-color="#069a2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57fce" officeooo:paragraph-rsid="00257fce" fo:background-color="#ffff00" style:font-size-asian="12pt" style:font-weight-asian="bold" style:font-size-complex="12pt" style:font-weight-complex="bold"/>
    </style:style>
    <style:style style:name="T1" style:family="text">
      <style:text-properties officeooo:rsid="001f01ce"/>
    </style:style>
    <style:style style:name="T2" style:family="text">
      <style:text-properties officeooo:rsid="00205231"/>
    </style:style>
    <style:style style:name="T3" style:family="text">
      <style:text-properties officeooo:rsid="002089f5"/>
    </style:style>
    <style:style style:name="T4" style:family="text">
      <style:text-properties officeooo:rsid="0023e123"/>
    </style:style>
    <style:style style:name="T5" style:family="text">
      <style:text-properties fo:color="#c9211e" loext:opacity="100%"/>
    </style:style>
    <style:style style:name="T6" style:family="text">
      <style:text-properties officeooo:rsid="002575ac"/>
    </style:style>
    <style:style style:name="T7" style:family="text">
      <style:text-properties fo:color="#000000" loext:opacity="100%"/>
    </style:style>
    <style:style style:name="T8" style:family="text">
      <style:text-properties fo:background-color="#ffff00" loext:char-shading-value="0"/>
    </style:style>
    <style:style style:name="T9" style:family="text">
      <style:text-properties officeooo:rsid="002575ac"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Bonjour je m'appelle Erwan je suis élève en STI2D et je suis membre d'un groupe responsable de la conception d'un arrosage automatique <text:span text:style-name="T4">d’une pelouse d’un jardin public</text:span> Et aujourd'hui nous allons répondre à cette question : </text:p>
      <text:p text:style-name="P7"/>
      <text:p text:style-name="P8">Quel est l’intérêt d'utiliser un capteur d'humidité du sol et de l'air pour mieux gérer ses ressources d'eau. </text:p>
      <text:p text:style-name="P8"/>
      <text:p text:style-name="P13">J’ai trouvé intéressant d’aborder cette question car elle est en lien direct avec ma spécialité, qui est 2i2d SIN</text:p>
      <text:p text:style-name="P2"/>
      <text:p text:style-name="P9">Tout d'abord avant de répondre à cette question, <text:span text:style-name="T4">je vais </text:span>contextualiser la situation pour vous aider à mieux comprendre mes réponses.</text:p>
      <text:p text:style-name="P2"/>
      <text:p text:style-name="P2">Notre conception implique l'utilisation de capteur spécifique nécessaire pour répondre aux critères de bon fonctionnement du système de l'application. </text:p>
      <text:p text:style-name="P2"/>
      <text:p text:style-name="P10">Pour mettre en évidence l’intérêt d'utiliser un arrosage automatique prenant en compte l'humidité, </text:p>
      <text:p text:style-name="P11"><text:span text:style-name="T8"><text:s/>relative </text:span><text:span text:style-name="T9">(qui correspond au pourcentage d’humidité dans l’air) </text:span>(diagramme de l’air humide)</text:p>
      <text:p text:style-name="P10">nous allons commencer par mieux faire connaissance avec cette grandeur physique.</text:p>
      <text:p text:style-name="P2"/>
      <text:p text:style-name="P2">L'humidité est un phénomène naturel qui provient de la quantité de vapeur d'eau présente dans l'air </text:p>
      <text:p text:style-name="P2"/>
      <text:p text:style-name="P3">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3"/>
      <text:p text:style-name="P4">Le climat est aussi un facteur important à prendre en compte, un climat humide de base ne nécessitera pas un arrosage trop important alors que dans un climat sec la demande en eau sera logiquement plus conséquente.</text:p>
      <text:p text:style-name="P4">Dans un premier temps l'utilisation de ce genre de capteur est utile concernant l'humidité du sol, pour l'utilisateur car en fonction des constatations qu'il effectuera grâce aux données qui lui sont fournies il pourra alors prendre la décision de continuer un arrosage ou d'arrêter.</text:p>
      <text:p text:style-name="P4"/>
      <text:p text:style-name="P4">Ces capteurs rentrent en jeux dans la notion d'économie d'eau, simplement car le fait de pouvoir avoir des informations en temps réel peux nous faire non seulement économiser beaucoup d'eau mais aussi du temps et de l'énergie.</text:p>
      <text:p text:style-name="P4"/>
      <text:p text:style-name="P4">Malheureusement ces capteurs ont quelques défauts de précision, la plage d<text:span text:style-name="T6">u capteur de </text:span><text:s/><text:span text:style-name="T7">température</text:span><text:span text:style-name="T5"> </text:span>par exemple sera plus ou moins précise suivant la qualité du capteur. <text:span text:style-name="T6">Par exemple l</text:span>e capteur DHT11 est le moins cher, mais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text:span text:style-name="T3">s</text:span> d'argent.</text:p>
      <text:p text:style-name="P4"/>
      <text:p text:style-name="P4">Tout en consultant l'application nous pourrions nous servir des données qui nous sont fournies pour savoir si il serait judicieux de commencer un arrosage ou non.</text:p>
      <text:p text:style-name="P4"/>
      <text:p text:style-name="P4">L'utilisateur peut adapter sa manière d'arroser suivant les données qu'il perçoit, il pourra par exemple opter pour un arrosage goutte à goutte, ou alors de mettre des doses plus ou moins importante d'eau tout dépendra des conditions météorologiques et de l'équilibre <text:span text:style-name="T2">d'humidité entre le </text:span><text:soft-page-break/><text:span text:style-name="T2">sol et l'air. En se servant de ces données l'utilisateur pourra aussi choisir de lancer un arrosage à l'heure de rosée pour économiser la plus grosse quantité d'eau et d'énergie possible tout en ayant un arrosage efficace. Mais q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4"/>
      <text:p text:style-name="P5">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 Nous pouvons considérer que l'utilisation de ces capteurs s'inscrit dans un contexte de développement durable.</text:span></text:p>
      <text:p text:style-name="P5"/>
      <text:p text:style-name="P6">J’espère avoir réussi avec ses arguments à vous faire comprendre pourquoi l'utilisation de ce <text:s/>genre de capteur est importante pour nous et notre environnement.</text:p>
      <text:p text:style-name="P3"/>
      <text:p text:style-name="P4"/>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6T08:10:17.939000000</meta:creation-date>
    <dc:date>2021-05-27T13:50:46.651000000</dc:date>
    <meta:editing-duration>PT48M5S</meta:editing-duration>
    <meta:editing-cycles>8</meta:editing-cycles>
    <meta:generator>LibreOffice/7.1.1.2$Windows_X86_64 LibreOffice_project/fe0b08f4af1bacafe4c7ecc87ce55bb426164676</meta:generator>
    <meta:document-statistic meta:table-count="0" meta:image-count="0" meta:object-count="0" meta:page-count="2" meta:paragraph-count="18" meta:word-count="696" meta:character-count="4336" meta:non-whitespace-character-count="3649"/>
  </office:meta>
</office:document-meta>
</file>